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dd4" officeooo:paragraph-rsid="00106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No 1: </text:p>
      <text:p text:style-name="P1"/>
      <text:p text:style-name="P1">Aim:</text:p>
      <text:p text:style-name="P1">Create a Python List / tuple which stores the details of a student (rollno, name, dept, branch, percentage of mark) in Python and print the values. </text:p>
      <text:p text:style-name="P1"/>
      <text:p text:style-name="P1">Program:</text:p>
      <text:p text:style-name="Standard"># Storing student details in a list</text:p>
      <text:p text:style-name="Standard">student_list = [24503818, "Rejish J", "Deploma", "Computer Science", 89.5]</text:p>
      <text:p text:style-name="Standard"/>
      <text:p text:style-name="Standard">print("Student Details (List):")</text:p>
      <text:p text:style-name="Standard">print("Roll No:", student_list[0])</text:p>
      <text:p text:style-name="Standard">print("Name:", student_list[1])</text:p>
      <text:p text:style-name="Standard">print("Department:", student_list[2])</text:p>
      <text:p text:style-name="Standard">print("Branch:", student_list[3])</text:p>
      <text:p text:style-name="Standard">print("Percentage:", student_list[4])</text:p>
      <text:p text:style-name="Standard"/>
      <text:p text:style-name="Standard"># Storing student details in a tuple</text:p>
      <text:p text:style-name="Standard">student_tuple = (24503815, "Harish", "Deploma", "Computer Science", 92.3)</text:p>
      <text:p text:style-name="Standard"/>
      <text:p text:style-name="Standard">print("\nStudent Details (Tuple):")</text:p>
      <text:p text:style-name="Standard">print("Roll No:", student_tuple[0])</text:p>
      <text:p text:style-name="Standard">print("Name:", student_tuple[1])</text:p>
      <text:p text:style-name="Standard">print("Department:", student_tuple[2])</text:p>
      <text:p text:style-name="Standard">print("Branch:", student_tuple[3])</text:p>
      <text:p text:style-name="Standard">print("Percentage:", student_tuple[4])</text:p>
      <text:p text:style-name="Standard"/>
      <text:p text:style-name="Standard"/>
      <text:p text:style-name="P1">OUTPUT:</text:p>
      <text:p text:style-name="P1">Student Details (List):</text:p>
      <text:p text:style-name="P1">Roll No: 24503818</text:p>
      <text:p text:style-name="P1">Name: Rejish J</text:p>
      <text:p text:style-name="P1">Department: Deploma</text:p>
      <text:p text:style-name="P1">Branch: Computer Science</text:p>
      <text:p text:style-name="P1">Percentage: 89.5</text:p>
      <text:p text:style-name="P1">Student Details (Tuple):</text:p>
      <text:p text:style-name="P1">Roll No: 24503815</text:p>
      <text:p text:style-name="P1">Name: Harish</text:p>
      <text:p text:style-name="P1">Department: Deploma</text:p>
      <text:p text:style-name="P1">Branch: Computer Science</text:p>
      <text:p text:style-name="P1">Percentage: 92.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1:37:35.362684700</meta:creation-date>
    <dc:date>2025-12-07T21:46:28.457116700</dc:date>
    <meta:editing-duration>PT6M20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3" meta:word-count="122" meta:character-count="1035" meta:non-whitespace-character-count="944"/>
  </office:meta>
</office:document-meta>
</file>